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paragraph-rsid="00057b17" style:font-size-asian="14pt" style:font-size-complex="14pt"/>
    </style:style>
    <style:style style:name="P3" style:family="paragraph" style:parent-style-name="Preformatted_20_Text">
      <style:text-properties fo:font-size="14pt" officeooo:paragraph-rsid="0007bdf2" style:font-size-asian="14pt" style:font-size-complex="14pt"/>
    </style:style>
    <style:style style:name="P4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耶稣的不可靠与可靠</text:p>
      <text:p text:style-name="P1"/>
      <text:p text:style-name="P4">本文：约翰福音 11：1-44节</text:p>
      <text:p text:style-name="P1"><text:span text:style-name="T1">概括：</text:span>拉撒路病了。耶稣说不会死，不去。然后死了，耶稣去了。马大和马利亚都信神将来要复活拉撒路。耶稣看着人为死人哭心里悲叹又忧愁。因他们不信现在能复活。耶稣复活了拉撒路。那些来看马利亚的犹太人见了耶稣所作的事，就多有信他的。</text:p>
      <text:p text:style-name="P1"/>
      <text:p text:style-name="P1"><text:span text:style-name="T1">一、耶稣的不合人意</text:span>--不立刻去医治（在我们的意思上，他是不可靠的。因他不按着我们的意思来）</text:p>
      <text:p text:style-name="P5">约翰福音 11-1 有一个患病的人，名叫拉撒路，住在伯大尼，就是马利亚和她姐姐马大的村庄。</text:p>
      <text:p text:style-name="P5">约翰福音 11-2 这马利亚就是那用香膏抹主，又用头发擦他脚的，患病的拉撒路是她的兄弟。</text:p>
      <text:p text:style-name="P5">约翰福音 11-3 她姐妹两个就打发人去见耶稣说：“主啊，你所爱的人病了。”</text:p>
      <text:p text:style-name="P5">约翰福音 11-4 耶稣听见就说：“这病不至于死，乃是为　神的荣耀，叫　神的儿子因此得荣耀。</text:p>
      <text:p text:style-name="P5">约翰福音 11-5 耶稣素来爱马大和她妹子并拉撒路，</text:p>
      <text:p text:style-name="P5">约翰福音 11-6 听见拉撒路病了，就在所居之地仍住了两天。</text:p>
      <text:p text:style-name="P2">（上面刚讲爱他们，听见人病了还一点不着急，还悠闲的在所居之地仍住了两天）（在我们的意思上，他是不可靠的。因他不按着我们的意思来）</text:p>
      <text:p text:style-name="P1"/>
      <text:p text:style-name="P1"><text:span text:style-name="T4">二、耶稣的出人意料</text:span>--死了才去/还去（耶稣不合我们心意的没有立刻满足我们的要求。然后我们没有啥要求了。心里没啥指望了。这时，耶稣才来。或者，这时，耶稣还来。）</text:p>
      <text:p text:style-name="P5">约翰福音 11-7 然后对门徒说：“我们再往犹太去吧！”</text:p>
      <text:p text:style-name="P5">约翰福音 11-8 门徒说：“拉比，犹太人近来要拿石头打你，你还往那里去吗？”</text:p>
      <text:p text:style-name="P5">约翰福音 11-9 耶稣回答说：“白日不是有十二小时吗？人在白日走路，就不至跌倒，因为看见这世上的光；</text:p>
      <text:p text:style-name="P5">约翰福音 11-10 若在黑夜走路，就必跌倒，因为他没有光。”</text:p>
      <text:p text:style-name="P5">约翰福音 11-11 耶稣说了这话，随后对他们说：“我们的朋友拉撒路睡了，我去叫醒他。”</text:p>
      <text:p text:style-name="P5">约翰福音 11-12 门徒说：“主啊，他若睡了，就必好了。”</text:p>
      <text:p text:style-name="P5">约翰福音 11-13 耶稣这话是指着他死说的，他们却以为是说照常睡了。</text:p>
      <text:p text:style-name="P5">约翰福音 11-14 耶稣就明明地告诉他们说：“拉撒路死了。</text:p>
      <text:p text:style-name="P5">约翰福音 11-15 我没有在那里就欢喜，这是为你们的缘故，好叫你们相信。如今我们可以往他那里去吧！”</text:p>
      <text:p text:style-name="P5">约翰福音 11-16 多马，又称为低土马，就对那同作门徒的说：“我们也去和他同死吧！”</text:p>
      <text:p text:style-name="P5">约翰福音 11-17 耶稣到了，就知道拉撒路在坟墓里已经四天了。</text:p>
      <text:p text:style-name="P1"/>
      <text:p text:style-name="P1"><text:soft-page-break/><text:span text:style-name="T1">三、我们确信的可靠—</text:span>现在的经验与将来的天堂</text:p>
      <text:p text:style-name="P1"/>
      <text:p text:style-name="P5">约翰福音 11-18 伯大尼离耶路撒冷不远，约有六里路。</text:p>
      <text:p text:style-name="P5">约翰福音 11-19 有好些犹太人来看马大和马利亚，要为她们的兄弟安慰她们。</text:p>
      <text:p text:style-name="P5">约翰福音 11-20 马大听见耶稣来了，就出去迎接他，马利亚却仍然坐在家里。</text:p>
      <text:p text:style-name="P5">约翰福音 11-21 马大对耶稣说：“主啊，你若早在这里，我兄弟必不死。</text:p>
      <text:p text:style-name="P5"/>
      <text:p text:style-name="P3">马大不是没有信心。她也有信心。他知道，耶稣早在这里，一定能医治好她兄弟的病。她经历过耶稣能医治病人。她确信耶稣能医治好他兄弟的病。她见过耶稣医治很多病人。她对耶稣做事的能力有过经验，她对耶稣有确信。虽然这确信是基于她所经历的一切。</text:p>
      <text:p text:style-name="P3"/>
      <text:p text:style-name="P3">但一点没有经历还能确信的，又有谁呢。就算从小被圣灵充满的约翰，经历不足的时候，也是怀疑，差人去问耶稣。然后耶稣就让人把自己做的事情告诉约翰，让他听到，确信。</text:p>
      <text:p text:style-name="P1"/>
      <text:p text:style-name="P1">今天我们也是，我们的信也常常是基于我们的经历，对于没有经历过的，我们也会理解为自己经历过的，那样的信心，去理解，接受，相信。就像马大对耶稣说的话的理解和相信一样。</text:p>
      <text:p text:style-name="P1"/>
      <text:p text:style-name="P5">约翰福音 11-22 就是现在，我也知道，你无论向　神求什么，　神也必赐给你。”</text:p>
      <text:p text:style-name="P5">约翰福音 11-23 耶稣说：“你兄弟必然复活。”</text:p>
      <text:p text:style-name="P5">约翰福音 11-24 马大说：“我知道在末日复活的时候，他必复活。”</text:p>
      <text:p text:style-name="P5">约翰福音 11-25 耶稣对她说：“复活在我，生命也在我；信我的人，虽然死了，也必复活。</text:p>
      <text:p text:style-name="P5">约翰福音 11-26 凡活着信我的人必永远不死。你信这话吗？”</text:p>
      <text:p text:style-name="P5">约翰福音 11-27 马大说：“主啊，是的，我信你是基督，是　神的儿子，就是那要临到世界的。”</text:p>
      <text:p text:style-name="P1"/>
      <text:p text:style-name="P1">耶稣明讲了，现在也能活。然后马大最后的话，仍是将没有经历过的信心转移到将来，他相信末日复活的时候，他必复活。</text:p>
      <text:p text:style-name="P1"/>
      <text:p text:style-name="P3">其实无论是基于马大经历的信心，还是马大对将来天堂的盼望，都是很难道的信心了。我们最高的信仰，恐怕也只能是这样。我们相信神使我们经历过的，能确信。同时，我们没有经历过的，我们根本没法想到的——就像马大根本没法想到耶稣还能叫死人现在复活，我们没法想到这些，但我们却确信信将来天堂的复活。</text:p>
      <text:p text:style-name="P3"/>
      <text:p text:style-name="P3">我们在世上有经验，同时我们在天堂有盼望。拥有这些，我们的人生已经不会有什么畏惧了。我们可以带着这样的，基于经验和天堂的信心，去勇敢的过这一生了。就像马大一样，有问题时，基于经验确信耶稣可以解决我们的问题。就算耶稣不知道怎么想的，没给解决这问题，这问题完蛋了，无药可救了，她还能确信将来天堂的复活能解决一切问题。</text:p>
      <text:p text:style-name="P1"><text:soft-page-break/>拥有这信心，人生已经没有什么可恐惧的了。我们可以带着这样的信心，勇敢的去过神赐给我们的人生。现在我们靠着经历的信心有解决方法，就算没解决，就算死了，将来神还能复活我们。我们的人生，没有恐惧。</text:p>
      <text:p text:style-name="P1"/>
      <text:p text:style-name="P5">约翰福音 11-28 马大说了这话，就回去暗暗的叫她妹子马利亚说：“夫子来了，叫你。”</text:p>
      <text:p text:style-name="P5">约翰福音 11-29 马利亚听见了，就急忙起来，到耶稣那里去。</text:p>
      <text:p text:style-name="P5">约翰福音 11-30 那时，耶稣还没有进村子，仍在马大迎接他的地方。</text:p>
      <text:p text:style-name="P5">约翰福音 11-31 那些同马利亚在家里安慰她的犹太人，见她急忙起来出去，就跟着她，以为她要往坟墓那里去哭。</text:p>
      <text:p text:style-name="P5">约翰福音 11-32 马利亚到了耶稣那里，看见他，就俯伏在他脚前，说：“主啊，你若早在这里，我兄弟必不死。”</text:p>
      <text:p text:style-name="P1"/>
      <text:p text:style-name="P1">马大和妹妹马利亚都是如此的有信心。但耶稣觉得这样的信心，对于马大和马利亚来说，仍是不够。耶稣要给予她们不敢相信，甚至想都想不到的，根本不会去幻想的奇迹。</text:p>
      <text:p text:style-name="P1"/>
      <text:p text:style-name="P1"><text:span text:style-name="T1">四、耶稣对于马大和马利亚来说的可靠—</text:span>即使当时的她们未曾经验过也无法想象</text:p>
      <text:p text:style-name="P1"/>
      <text:p text:style-name="P5">约翰福音 11-33 耶稣看见她哭，并看见与她同来的犹太人也哭，就心里悲叹，又甚忧愁，</text:p>
      <text:p text:style-name="P5">约翰福音 11-34 便说：“你们把他安放在哪里？”他们回答说：“请主来看。”</text:p>
      <text:p text:style-name="P5">约翰福音 11-35 耶稣哭了。</text:p>
      <text:p text:style-name="P5">约翰福音 11-36 犹太人就说：“你看他爱这人是何等恳切。”</text:p>
      <text:p text:style-name="P5">约翰福音 11-37 其中有人说：“他既然开了瞎子的眼睛，岂不能叫这人不死吗？”</text:p>
      <text:p text:style-name="P5">约翰福音 11-38 耶稣又心里悲叹，来到坟墓前。那坟墓是个洞，有一块石头挡着。</text:p>
      <text:p text:style-name="P5">约翰福音 11-39 耶稣说：“你们把石头挪开。”那死人的姐姐马大对他说：“主啊，他现在必是臭了，因为他死了已经四天了。”</text:p>
      <text:p text:style-name="P5">约翰福音 11-40 耶稣说：“我不是对你说过，你若信，就必看见　神的荣耀吗？”</text:p>
      <text:p text:style-name="P5">约翰福音 11-41 他们就把石头挪开。耶稣举目望天说：“父啊，我感谢你，因为你已经听我！</text:p>
      <text:p text:style-name="P5">约翰福音 11-42 我也知道你常听我。但我说这话，是为周围站着的众人，叫他们信是你差了我来。”</text:p>
      <text:p text:style-name="P5">约翰福音 11-43 说了这话，就大声呼叫说：“拉撒路出来！”</text:p>
      <text:p text:style-name="P5">约翰福音 11-44 那死人就出来了，手脚裹着布，脸上包着手巾。耶稣对他们说，“解开，叫他走！”</text:p>
      <text:p text:style-name="P5">约翰福音 11-45 那些来看马利亚的犹太人见了耶稣所作的事，就多有信他的。</text:p>
      <text:p text:style-name="P1"/>
      <text:p text:style-name="P1"><text:soft-page-break/>这件事对于马大和马利亚来说，到底有多大的冲击，我们不是本人无法体会。但我们可以想象，她们的人生中，对于耶稣的可靠性，是该多么的确信啊要。就算她们的兄弟拉撒路死了，就算她们以为必是臭了，耶稣仍能复活拉撒路。这样的耶稣，真的是有他就可以安心了。安心的活着，安心的去死。反正他愿意，随时可以复活自己。不仅是将来必然复活，就算是现在，他若愿意，他也可以。真的是让人安心的，可靠的救主基督耶稣。</text:p>
      <text:p text:style-name="P1"/>
      <text:p text:style-name="P1">耶稣是为我们，我们是为耶稣，这是很美好的。但同时，这一切的一切，还有一个共同的，极其崇高的目标：为了神的荣耀。</text:p>
      <text:p text:style-name="P1"/>
      <text:p text:style-name="P4">五、耶稣使我们死去活来的目的：神的荣耀</text:p>
      <text:p text:style-name="P1"/>
      <text:p text:style-name="P1">我们的人生也会出现各种各样的问题。当我们出现问题需要耶稣的时候，迫切需要，立刻就要，立刻，马上，赶紧来，满足我的需要，这样的时候，有时耶稣偏偏不出现。让我们着急担心，盼望渴望，直到，问题已经进入坟墓，我们不再抱有任何希望。我们已经放弃了。</text:p>
      <text:p text:style-name="P1"/>
      <text:p text:style-name="P1">但偏偏这样的时候，耶稣来了。我们仍然相信，相信他将来给我们预备的是何等的美好的天堂。我们如此相信，自然是难得，是很好。但也有消极之处，是因为我们已经认为现在没有希望了。我们不再期望，因为我们尚可期望的时候，耶稣都没有来满足我们的盼望。直到我们没有期望。</text:p>
      <text:p text:style-name="P1"/>
      <text:p text:style-name="P1">我们相信将来他给我们预备的美好天堂。但这好像现在上帝很无能一样。可是上帝不做，并不是代表上帝没有能力做。只是我们却常常当成了上帝没有能力一样。他其实只是不来而已。不是不能来。我们的神，现在，也是有能力的。就算现在让我们失望也是。他的能力，不依靠我们的肯定认定。</text:p>
      <text:p text:style-name="P1"/>
      <text:p text:style-name="P1">他现在也有能力。但他的能力，是按他的心意来用。不是按我们的心意。他的能力，按他的爱与智慧来用，而不是按着我们的欲望和愚昧来用。他是神，不是我们利用的偶像。反而是使用我们的真神。他才是主角，是主人。他不应该按我们的私意来侍奉我们，反而，我们应该按他的意思来顺从侍奉他才对。只是他的意思却是高于我们，甚至高到我们无法理解，根本理解不了。觉得他太不靠谱。太不靠我们心中的那个谱。其实，他心里有谱。</text:p>
      <text:p text:style-name="P1"/>
      <text:p text:style-name="P1">他做这些，使我们死去活来，他也遭受了我们不少的抱怨。但他有能力，使我们最后发出感恩的声音。所以在我们痛苦，抱怨的时候，他也敢继续使我们痛苦，抱怨，因为他知道他能扭转，使我们最终，俯服在他面前，五体投地的赞美他的智慧与恩典。</text:p>
      <text:p text:style-name="P1">但他要的，不止是我们的赞美，他也要在万人中得荣耀。使用的道具，就是我们的死去活来的痛苦与他扭转我们命运的能力和恩典。他不是为我们所用的偶像，反而，我们是为他使用的道具。他爱我们，是真的。因他是爱，但他真的不能为我们所用。我们连自己都用不好，还指望着神为我们所用。实在太过分了。还好神不按着我们的愚昧来。他忍心，狠心不顾我们的痛苦抱怨，按着他的智慧，来成就他的旨意。成就他的荣耀。</text:p>
      <text:p text:style-name="P1"><text:soft-page-break/>在他成就自己计划的过程中，他从来没有不可靠过。一切，都稳稳妥妥的，在他手中，按着他的善意，按着他的智慧，绝无意外的，向前进行着。我们的神，无比的可靠。</text:p>
      <text:p text:style-name="P1"/>
      <text:p text:style-name="P1"><text:span text:style-name="T1">呼吁：</text:span>我们的这位神，是极其可靠的一位。我们在他里面，即使死去活来的痛苦，也不必恐惧。因为他极其可靠。他的良善的旨意，谁也无法破坏。而在他美好的计划中，我们是作为他的儿女，与他永远同居的被拣选者，预定承受赏赐与福分的一方。我们有多平安，取决于他的美好的计划有多大概率能成就。那么，他的计划成就的概率是多少呢？若是有可能失败，那我们自然是要害怕的。但他的计划，谁有能力破坏呢？那就是我们的平安。因他的无比可靠，我们或死或活，都没有可恐惧的。</text:p>
      <text:p text:style-name="P1"/>
      <text:p text:style-name="P4">颂赞：他是我们可依靠的，可靠的神。他配得我们全然的相信与依靠。阿们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等宽微米黑" style:font-family-asian="文泉驿等宽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7:18:43.594559729</dc:date>
    <meta:editing-duration>PT5M11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5" meta:paragraph-count="73" meta:word-count="4100" meta:character-count="4378" meta:non-whitespace-character-count="4281"/>
  </office:meta>
</office:document-meta>
</file>